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1.936cm" table:align="margins"/>
    </style:style>
    <style:style style:name="Table2.A" style:family="table-column">
      <style:table-column-properties style:column-width="2.117cm" style:rel-column-width="6323*"/>
    </style:style>
    <style:style style:name="Table2.B" style:family="table-column">
      <style:table-column-properties style:column-width="2.383cm" style:rel-column-width="7119*"/>
    </style:style>
    <style:style style:name="Table2.C" style:family="table-column">
      <style:table-column-properties style:column-width="17.436cm" style:rel-column-width="52093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1.936cm" table:align="margins"/>
    </style:style>
    <style:style style:name="Table3.A" style:family="table-column">
      <style:table-column-properties style:column-width="2.251cm" style:rel-column-width="6724*"/>
    </style:style>
    <style:style style:name="Table3.B" style:family="table-column">
      <style:table-column-properties style:column-width="2.23cm" style:rel-column-width="6661*"/>
    </style:style>
    <style:style style:name="Table3.C" style:family="table-column">
      <style:table-column-properties style:column-width="17.455cm" style:rel-column-width="52150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1.936cm" table:align="margins"/>
    </style:style>
    <style:style style:name="Table4.A" style:family="table-column">
      <style:table-column-properties style:column-width="2.223cm" style:rel-column-width="6641*"/>
    </style:style>
    <style:style style:name="Table4.B" style:family="table-column">
      <style:table-column-properties style:column-width="1.371cm" style:rel-column-width="4093*"/>
    </style:style>
    <style:style style:name="Table4.C" style:family="table-column">
      <style:table-column-properties style:column-width="17.159cm" style:rel-column-width="51264*"/>
    </style:style>
    <style:style style:name="Table4.D" style:family="table-column">
      <style:table-column-properties style:column-width="1.184cm" style:rel-column-width="3537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1.936cm" table:align="margins"/>
    </style:style>
    <style:style style:name="Table1.A" style:family="table-column">
      <style:table-column-properties style:column-width="2.729cm" style:rel-column-width="8153*"/>
    </style:style>
    <style:style style:name="Table1.B" style:family="table-column">
      <style:table-column-properties style:column-width="1.695cm" style:rel-column-width="5064*"/>
    </style:style>
    <style:style style:name="Table1.C" style:family="table-column">
      <style:table-column-properties style:column-width="3.08cm" style:rel-column-width="9203*"/>
    </style:style>
    <style:style style:name="Table1.D" style:family="table-column">
      <style:table-column-properties style:column-width="12.504cm" style:rel-column-width="37360*"/>
    </style:style>
    <style:style style:name="Table1.E" style:family="table-column">
      <style:table-column-properties style:column-width="0.845cm" style:rel-column-width="2525*"/>
    </style:style>
    <style:style style:name="Table1.F" style:family="table-column">
      <style:table-column-properties style:column-width="1.081cm" style:rel-column-width="32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P7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1" style:family="paragraph" style:parent-style-name="Preformatted_20_Text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3" style:family="paragraph" style:parent-style-name="Table_20_Contents">
      <style:text-properties style:font-name="Arial" fo:font-size="12pt" officeooo:rsid="00498b7c" officeooo:paragraph-rsid="00498b7c" style:font-size-asian="12pt" style:font-size-complex="12pt"/>
    </style:style>
    <style:style style:name="P14" style:family="paragraph" style:parent-style-name="Preformatted_20_Text">
      <style:text-properties style:font-name="Arial" fo:font-size="12pt" officeooo:rsid="004a303d" officeooo:paragraph-rsid="004a303d" style:font-size-asian="12pt" style:font-size-complex="12pt"/>
    </style:style>
    <style:style style:name="P15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8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9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20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21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22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3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4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5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6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7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8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29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30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31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32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3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4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5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6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7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8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39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40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41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42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3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4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5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6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7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8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49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50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51" style:family="paragraph" style:parent-style-name="Table_20_Contents">
      <style:text-properties style:font-name="Arial" fo:font-size="12pt" style:font-size-asian="12pt" style:font-size-complex="12pt"/>
    </style:style>
    <style:style style:name="P52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3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4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5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6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7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8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59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60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61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62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3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4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5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6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7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68" style:family="paragraph" style:parent-style-name="Table_20_Contents">
      <style:text-properties style:font-name="Arial" fo:font-size="12pt" officeooo:rsid="006d6712" officeooo:paragraph-rsid="006d6712" style:font-size-asian="12pt" style:font-size-complex="12pt"/>
    </style:style>
    <style:style style:name="P69" style:family="paragraph" style:parent-style-name="Table_20_Contents">
      <style:text-properties style:font-name="Arial" fo:font-size="12pt" officeooo:rsid="00750ed8" officeooo:paragraph-rsid="00750ed8" style:font-size-asian="12pt" style:font-size-complex="12pt"/>
    </style:style>
    <style:style style:name="P70" style:family="paragraph" style:parent-style-name="Standard">
      <style:text-properties style:font-name="Arial" fo:font-size="12pt" officeooo:rsid="007874ff" officeooo:paragraph-rsid="007874ff" style:font-size-asian="12pt" style:font-size-complex="12pt"/>
    </style:style>
    <style:style style:name="P71" style:family="paragraph" style:parent-style-name="Standard">
      <style:text-properties style:font-name="Arial" fo:font-size="12pt" officeooo:rsid="007a4571" officeooo:paragraph-rsid="007a4571" style:font-size-asian="12pt" style:font-size-complex="12pt"/>
    </style:style>
    <style:style style:name="P72" style:family="paragraph" style:parent-style-name="Standard">
      <style:text-properties style:font-name="Arial" fo:font-size="12pt" officeooo:rsid="007205a9" officeooo:paragraph-rsid="007c4921" style:font-size-asian="12pt" style:font-size-complex="12pt"/>
    </style:style>
    <style:style style:name="P73" style:family="paragraph" style:parent-style-name="Preformatted_20_Text">
      <style:text-properties style:font-name="Arial" fo:font-size="12pt" officeooo:rsid="007e6f41" officeooo:paragraph-rsid="007e6f41" style:font-size-asian="12pt" style:font-size-complex="12pt"/>
    </style:style>
    <style:style style:name="P74" style:family="paragraph" style:parent-style-name="Standard">
      <style:text-properties style:font-name="Arial" fo:font-size="12pt" officeooo:rsid="007dfc16" officeooo:paragraph-rsid="007dfc16" style:font-size-asian="12pt" style:font-size-complex="12pt"/>
    </style:style>
    <style:style style:name="P75" style:family="paragraph" style:parent-style-name="Table_20_Contents">
      <style:text-properties style:font-name="Arial" fo:font-size="12pt" officeooo:rsid="007dfc16" officeooo:paragraph-rsid="007dfc16" style:font-size-asian="12pt" style:font-size-complex="12pt"/>
    </style:style>
    <style:style style:name="P76" style:family="paragraph" style:parent-style-name="Preformatted_20_Text">
      <style:text-properties style:font-name="Arial" fo:font-size="12pt" officeooo:rsid="00881f48" officeooo:paragraph-rsid="00881f48" style:font-size-asian="12pt" style:font-size-complex="12pt"/>
    </style:style>
    <style:style style:name="P77" style:family="paragraph" style:parent-style-name="Standard">
      <style:text-properties style:font-name="Arial" fo:font-size="12pt" officeooo:rsid="00848eb2" officeooo:paragraph-rsid="00848eb2" style:font-size-asian="12pt" style:font-size-complex="12pt"/>
    </style:style>
    <style:style style:name="P78" style:family="paragraph" style:parent-style-name="Standard">
      <style:text-properties style:font-name="Arial" fo:font-size="12pt" officeooo:rsid="0086631b" officeooo:paragraph-rsid="0086631b" style:font-size-asian="12pt" style:font-size-complex="12pt"/>
    </style:style>
    <style:style style:name="P79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80" style:family="paragraph" style:parent-style-name="Preformatted_20_Text">
      <style:text-properties style:font-name="Arial" fo:font-size="12pt" officeooo:rsid="00498b7c" officeooo:paragraph-rsid="00882f4c" style:font-size-asian="12pt" style:font-size-complex="12pt"/>
    </style:style>
    <style:style style:name="P81" style:family="paragraph" style:parent-style-name="Preformatted_20_Text">
      <style:text-properties style:font-name="Arial" fo:font-size="12pt" officeooo:rsid="008c257d" officeooo:paragraph-rsid="008c257d" style:font-size-asian="12pt" style:font-size-complex="12pt"/>
    </style:style>
    <style:style style:name="P82" style:family="paragraph" style:parent-style-name="Standard">
      <style:text-properties style:font-name="Arial" fo:font-size="12pt" officeooo:rsid="0086631b" officeooo:paragraph-rsid="0086631b" style:font-size-asian="12pt" style:font-size-complex="12pt"/>
    </style:style>
    <style:style style:name="P83" style:family="paragraph" style:parent-style-name="Table_20_Contents">
      <style:text-properties style:font-name="Arial" fo:font-size="12pt" officeooo:rsid="00882f4c" officeooo:paragraph-rsid="00882f4c" style:font-size-asian="12pt" style:font-size-complex="12pt"/>
    </style:style>
    <style:style style:name="T1" style:family="text">
      <style:text-properties officeooo:rsid="00309fed"/>
    </style:style>
    <style:style style:name="T2" style:family="text">
      <style:text-properties officeooo:rsid="00358bba"/>
    </style:style>
    <style:style style:name="T3" style:family="text">
      <style:text-properties officeooo:rsid="0038fb81"/>
    </style:style>
    <style:style style:name="T4" style:family="text">
      <style:text-properties officeooo:rsid="0039d865"/>
    </style:style>
    <style:style style:name="T5" style:family="text">
      <style:text-properties officeooo:rsid="003c9156"/>
    </style:style>
    <style:style style:name="T6" style:family="text">
      <style:text-properties officeooo:rsid="00446271"/>
    </style:style>
    <style:style style:name="T7" style:family="text">
      <style:text-properties officeooo:rsid="004656cd"/>
    </style:style>
    <style:style style:name="T8" style:family="text">
      <style:text-properties officeooo:rsid="0058458f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officeooo:rsid="005f1276"/>
    </style:style>
    <style:style style:name="T11" style:family="text">
      <style:text-properties officeooo:rsid="00693d5d"/>
    </style:style>
    <style:style style:name="T12" style:family="text">
      <style:text-properties officeooo:rsid="006c1016"/>
    </style:style>
    <style:style style:name="T13" style:family="text">
      <style:text-properties officeooo:rsid="006c2984"/>
    </style:style>
    <style:style style:name="T14" style:family="text">
      <style:text-properties officeooo:rsid="006cd72a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7dfc16"/>
    </style:style>
    <style:style style:name="T17" style:family="text">
      <style:text-properties officeooo:rsid="00882f4c"/>
    </style:style>
    <style:style style:name="T18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Homelab</text:p>
      <text:p text:style-name="P16"/>
      <text:p text:style-name="P2"><text:span text:style-name="Source_20_Text"><text:span text:style-name="T9"/>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21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7">freebsd</text:p>
            <text:p text:style-name="P72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25"/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69">Need to set up a local mirror</text:p>
          </table:table-cell>
          <table:table-cell table:style-name="Table2.C2" office:value-type="string">
            <text:p text:style-name="P1"><text:span text:style-name="Source_20_Text"><text:span text:style-name="T15"/></text:span></text:p>
            <text:p text:style-name="P1"><text:span text:style-name="Source_20_Text"><text:span text:style-name="T9"/></text:span></text:p>
          </table:table-cell>
        </table:table-row>
        <table:table-row table:style-name="Table2.3">
          <table:table-cell table:style-name="Table2.A2" office:value-type="string">
            <text:p text:style-name="P9">General</text:p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networking</text:p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2">Virtualbox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3">dhcpd</text:p>
          </table:table-cell>
          <table:table-cell table:style-name="Table2.C2" office:value-type="string">
            <text:p text:style-name="P11">Adaptor 10.0.0.1, 255.0.0.0</text:p>
            <text:p text:style-name="P11">dhcp server 10.0.0.2 min 10.0.0.3 max 10.254.254.254</text:p>
            <text:p text:style-name="P14">uses previous or default if incorrectly configured</text:p>
          </table:table-cell>
        </table:table-row>
        <table:table-row table:style-name="Table2.3">
          <table:table-cell table:style-name="Table2.A2" office:value-type="string">
            <text:p text:style-name="P78">jails</text:p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P11">root@devbox13:/etc # catdevfs.rules</text:p>
            <text:p text:style-name="P11">[jail_devfs=110]</text:p>
            <text:p text:style-name="P11">add path 'bpf*' unhide</text:p>
            <text:p text:style-name="P76">-----------------------------------------------------------------------------------------------------------------------------</text:p>
            <text:p text:style-name="P11">root@devbox13:/etc # cat /etc/jail.conf</text:p>
            <text:p text:style-name="P11"># Set sensible defaults for all jails</text:p>
            <text:p text:style-name="P11">path /jail/$name;</text:p>
            <text:p text:style-name="P11">exec.start <text:s/>= "/bin/sh /etc/rc";</text:p>
            <text:p text:style-name="P11">exec.stop <text:s/>= "/bin/sh /etc/rc.shutdown";</text:p>
            <text:p text:style-name="P11">exec.clean;</text:p>
            <text:p text:style-name="P11">mount.devfs;</text:p>
            <text:p text:style-name="P11">mount.procfs;</text:p>
            <text:p text:style-name="P11">host.hostname $name;</text:p>
            <text:p text:style-name="P11">allow.raw_sockets;</text:p>
            <text:p text:style-name="P11"/>
            <text:p text:style-name="P11">testjail {</text:p>
            <text:p text:style-name="P11">#need to use epair? or vtnet1?</text:p>
            <text:p text:style-name="P11">devfs_ruleset = "110";</text:p>
            <text:p text:style-name="P11">allow.raw_sockets;</text:p>
            <text:p text:style-name="P11">#allow.read_msgbuf;</text:p>
            <text:p text:style-name="P11">allow.reserved_ports;</text:p>
            <text:p text:style-name="P11">allow.set_hostname;</text:p>
            <text:p text:style-name="P11"><text:s text:c="19"/>path = /jails/testjail;</text:p>
            <text:p text:style-name="P11"><text:s text:c="19"/>host.hostname = testjail;</text:p>
            <text:p text:style-name="P11"><text:s text:c="24"/>ip4 = "inherit";</text:p>
            <text:p text:style-name="P11"># <text:s text:c="17"/>ip4.addr = 192.168.1.2;</text:p>
            <text:p text:style-name="P11"><text:s text:c="19"/>interface = vtnet0;</text:p>
            <text:p text:style-name="P11"><text:s text:c="19"/>exec.start = "/bin/sh /etc/rc";</text:p>
            <text:p text:style-name="P11"><text:s text:c="19"/>exec.stop = "/bin/sh /etc/rc.shutdown jail";</text:p>
            <text:p text:style-name="P11"><text:s text:c="11"/>}</text:p>
            <text:p text:style-name="P11">root@devbox13:/etc #</text:p>
            <text:p text:style-name="P76">-----------------------------------------------------------------------------------------------------------------------------</text:p>
            <text:p text:style-name="P11">root@devbox13:/jails # cat test.sh</text:p>
            <text:p text:style-name="P11">#!/bin/sh</text:p>
            <text:p text:style-name="P11">ifconfig bridge create name vnetdemobridge mtu 9000 up</text:p>
            <text:p text:style-name="P11">for i in $(jot 6400); do</text:p>
            <text:p text:style-name="P11"><text:s text:c="8"/>ifconfig epair$i create mtu 9000 up</text:p>
            <text:p text:style-name="P11"><text:s text:c="8"/>ifconfig vnetdemobridge up</text:p>
            <text:p text:style-name="P11"><text:s text:c="8"/>jail -c name=jail$i host.hostname=jail$i persist \</text:p>
            <text:p text:style-name="P11"><text:s text:c="8"/>vnet vnet.interface=epair${i}b</text:p>
            <text:p text:style-name="P11"><text:s text:c="8"/>jexec jail$i ifconfig -a</text:p>
            <text:p text:style-name="P11">done</text:p>
            <text:p text:style-name="P11">root@devbox13:/jails #</text:p>
          </table:table-cell>
        </table:table-row>
        <table:table-row table:style-name="Table2.3">
          <table:table-cell table:style-name="Table2.A2" office:value-type="string">
            <text:p text:style-name="P78"/>
          </table:table-cell>
          <table:table-cell table:style-name="Table2.A2" office:value-type="string">
            <text:p text:style-name="P83">Ver 2</text:p>
            <text:p text:style-name="P83"/>
          </table:table-cell>
          <table:table-cell table:style-name="Table2.C2" office:value-type="string">
            <text:p text:style-name="P80">root@test:/virtual # cat test.sh</text:p>
            <text:p text:style-name="P80">ifconfig bridge create name virtualbridge up</text:p>
            <text:p text:style-name="P80">ifconfig virtualbridge addm vtnet1</text:p>
            <text:p text:style-name="P80">for i in $(jot 2); do</text:p>
            <text:p text:style-name="P80"><text:s text:c="8"/>ifconfig epair$i create up</text:p>
            <text:p text:style-name="P80"><text:s text:c="8"/>ifconfig virtualbridge addm epair${i}a</text:p>
            <text:p text:style-name="P80"><text:s text:c="8"/>jail -c name=jail$i host.hostname=jail$i persist \</text:p>
            <text:p text:style-name="P80"><text:s text:c="8"/>vnet vnet.interface=epair${i}b</text:p>
            <text:p text:style-name="P80"><text:s text:c="8"/>jexec jail$i ifconfig -a</text:p>
            <text:p text:style-name="P80">done</text:p>
            <text:p text:style-name="P80"/>
            <text:p text:style-name="P81">need to dhclient vtnet1 first, the dhclient in jail</text:p>
          </table:table-cell>
        </table:table-row>
      </table:table>
      <text:p text:style-name="P17"/>
      <text:p text:style-name="P16"/>
      <text:p text:style-name="P16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1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Devbox </text:p>
          </table:table-cell>
          <table:table-cell table:style-name="Table3.A2" office:value-type="string">
            <text:p text:style-name="P5">192.168.1.1<text:span text:style-name="T12">0</text:span></text:p>
          </table:table-cell>
          <table:table-cell table:style-name="Table3.A1" office:value-type="string">
            <text:p text:style-name="P66"><text:s/></text:p>
          </table:table-cell>
        </table:table-row>
        <table:table-row table:style-name="Table3.2">
          <table:table-cell table:style-name="Table3.A3" office:value-type="string">
            <text:p text:style-name="P4">Testbox </text:p>
          </table:table-cell>
          <table:table-cell table:style-name="Table3.A3" office:value-type="string">
            <text:p text:style-name="P5">192.168.1.1<text:span text:style-name="T11">2</text:span></text:p>
          </table:table-cell>
          <table:table-cell table:style-name="Table3.C3" office:value-type="string">
            <text:p text:style-name="P66"><text:s/></text:p>
          </table:table-cell>
        </table:table-row>
        <table:table-row table:style-name="Table3.2">
          <table:table-cell table:style-name="Table3.A3" office:value-type="string">
            <text:p text:style-name="P67">Livebox </text:p>
          </table:table-cell>
          <table:table-cell table:style-name="Table3.A3" office:value-type="string">
            <text:p text:style-name="P6">192.168.1.1<text:span text:style-name="T16">3</text:span></text:p>
          </table:table-cell>
          <table:table-cell table:style-name="Table3.C3" office:value-type="string">
            <text:p text:style-name="P15"/>
          </table:table-cell>
        </table:table-row>
        <table:table-row table:style-name="Table3.2">
          <table:table-cell table:style-name="Table3.A3" office:value-type="string">
            <text:p text:style-name="P74"/>
          </table:table-cell>
          <table:table-cell table:style-name="Table3.A3" office:value-type="string">
            <text:p text:style-name="P75">192.168.1.14</text:p>
          </table:table-cell>
          <table:table-cell table:style-name="Table3.C3" office:value-type="string">
            <text:p text:style-name="P73"><text:span text:style-name="Source_20_Text"/></text:p>
          </table:table-cell>
        </table:table-row>
        <table:table-row table:style-name="Table3.2">
          <table:table-cell table:style-name="Table3.A3" office:value-type="string">
            <text:p text:style-name="P78"/>
          </table:table-cell>
          <table:table-cell table:style-name="Table3.A3" office:value-type="string">
            <text:p text:style-name="P75"/>
          </table:table-cell>
          <table:table-cell table:style-name="Table3.C3" office:value-type="string">
            <text:p text:style-name="P73"/>
          </table:table-cell>
        </table:table-row>
      </table:table>
      <text:p text:style-name="P17"/>
      <text:p text:style-name="P17"/>
      <text:p text:style-name="P17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2">Ideas - <text:span text:style-name="T10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8">networking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23">status</text:p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29">virtio</text:p>
          </table:table-cell>
          <table:table-cell table:style-name="Table4.A2" office:value-type="string">
            <text:p text:style-name="P29">Benchmark virto to virtio, jail to jail, vm to vm , <text:span text:style-name="T1">bonded virtio?</text:span>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46">iperf<text:span text:style-name="T8">3</text:span></text:p>
          </table:table-cell>
          <table:table-cell table:style-name="Table4.A2" office:value-type="string">
            <text:p text:style-name="P46">Network benchmark/testing </text:p>
            <text:p text:style-name="P47">1. internal network</text:p>
            <text:p text:style-name="P47">2. one card</text:p>
            <text:p text:style-name="P47">3. bonded cards</text:p>
            <text:p text:style-name="P47">4. different settings</text:p>
            <text:p text:style-name="P47"/>
            <text:p text:style-name="P47">iperf3 -c 10.0.0.11</text:p>
            <text:p text:style-name="P47">iperf3 -s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48"><text:span text:style-name="T14">Ip </text:span>alias</text:p>
          </table:table-cell>
          <table:table-cell table:style-name="Table4.A2" office:value-type="string">
            <text:p text:style-name="P48">How many network alias on a network card? <text:span text:style-name="T13">How does it work?</text:span></text:p>
            <text:p text:style-name="P48">https://en.wikipedia.org/wiki/IP_aliasing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30">storage</text:p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29">??</text:p>
          </table:table-cell>
          <table:table-cell table:style-name="Table4.A2" office:value-type="string">
            <text:p text:style-name="P49">Test all file systems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50">usb</text:p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50">usb3</text:p>
          </table:table-cell>
          <table:table-cell table:style-name="Table4.A2" office:value-type="string">
            <text:p text:style-name="P50">How many devices can be attached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65">boot</text:p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65">ram</text:p>
          </table:table-cell>
          <table:table-cell table:style-name="Table4.A2" office:value-type="string">
            <text:p text:style-name="P65"/>
          </table:table-cell>
          <table:table-cell table:style-name="Table4.D2" office:value-type="string">
            <text:p text:style-name="P45"/>
          </table:table-cell>
        </table:table-row>
      </table:table>
      <text:p text:style-name="P18"/>
      <text:p text:style-name="P17"/>
      <text:p text:style-name="P17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24">Ideas - Internet protocol suite 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2" office:value-type="string">
            <text:p text:style-name="P31">Application layer</text:p>
          </table:table-cell>
          <table:table-cell table:style-name="Table1.A2" office:value-type="string">
            <text:p text:style-name="P32"/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>status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bg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dhcp(v6)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dns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ft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htt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https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ima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irc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lda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mgc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mqtt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>nnt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nt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ospf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po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pt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onc/rpc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rt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rts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ri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si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smt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snm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ssh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telnet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tls/ssl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xmp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70"/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31">Transport layer</text:p>
          </table:table-cell>
          <table:table-cell table:style-name="Table1.A2" office:value-type="string">
            <text:p text:style-name="P32"/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tc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ud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dcc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ct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sv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quic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70"/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31">Internet layer</text:p>
          </table:table-cell>
          <table:table-cell table:style-name="Table1.A2" office:value-type="string">
            <text:p text:style-name="P32"/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ipv4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ipv6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cmpv6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nd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enc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psec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71">Nat?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>link layer</text:p>
          </table:table-cell>
          <table:table-cell table:style-name="Table1.A2" office:value-type="string">
            <text:p text:style-name="P32"/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26"/>
          </table:table-cell>
        </table:table-row>
        <table:table-row>
          <table:table-cell table:style-name="Table1.A2" table:number-rows-spanned="11" office:value-type="string">
            <text:p text:style-name="P40"/>
          </table:table-cell>
          <table:table-cell table:style-name="Table1.A2" table:number-rows-spanned="7" office:value-type="string">
            <text:p text:style-name="P27">arp</text:p>
          </table:table-cell>
          <table:table-cell table:style-name="Table1.A2" office:value-type="string">
            <text:p text:style-name="P52">How does it work:</text:p>
            <text:p text:style-name="P68"/>
          </table:table-cell>
          <table:table-cell table:style-name="Table1.A2" table:number-columns-spanned="2" office:value-type="string">
            <text:p text:style-name="P53">In a network its possible that the same mac address is used, how to detect</text:p>
            <text:p text:style-name="P54">Without an ip address, arp packets cant be sent? <text:span text:style-name="T2">Lowest <text:s/>level, data is sent using mac address details</text:span></text:p>
            <text:p text:style-name="P55">ping uses arp </text:p>
            <text:p text:style-name="P56">can have duplicate mac addesses and ips (arp watch) <text:span text:style-name="T5">DMAD request</text:span></text:p>
          </table:table-cell>
          <table:covered-table-cell/>
          <table:table-cell table:style-name="Table1.F2" office:value-type="string">
            <text:p text:style-name="P51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2">How is it configured: </text:p>
          </table:table-cell>
          <table:table-cell table:style-name="Table1.A2" table:number-columns-spanned="2" office:value-type="string">
            <text:p text:style-name="P57"/>
          </table:table-cell>
          <table:covered-table-cell/>
          <table:table-cell table:style-name="Table1.F2" office:value-type="string">
            <text:p text:style-name="P57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8">Benchmarks:</text:p>
          </table:table-cell>
          <table:table-cell table:style-name="Table1.A2" table:number-columns-spanned="2" office:value-type="string">
            <text:p text:style-name="P58"/>
          </table:table-cell>
          <table:covered-table-cell/>
          <table:table-cell table:style-name="Table1.F2" office:value-type="string">
            <text:p text:style-name="P51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8">How to test/bugs:</text:p>
          </table:table-cell>
          <table:table-cell table:style-name="Table1.A2" table:number-columns-spanned="2" office:value-type="string">
            <text:p text:style-name="P59">‘<text:span text:style-name="T6">a</text:span>rping’ from the ports</text:p>
            <text:p text:style-name="P59">‘<text:span text:style-name="T7">scapy’ with ‘python’</text:span></text:p>
            <text:p text:style-name="P60">create a ‘10.x.x.x’ network</text:p>
          </table:table-cell>
          <table:covered-table-cell/>
          <table:table-cell table:style-name="Table1.F2" office:value-type="string">
            <text:p text:style-name="P51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1">References:</text:p>
            <text:p text:style-name="P42"/>
            <text:p text:style-name="P41"/>
          </table:table-cell>
          <table:table-cell table:style-name="Table1.A2" table:number-columns-spanned="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9">https://en.wikipedia.org/wiki/Address_Resolution_Protocol</text:span></text:a></text:p>
            <text:p text:style-name="P62">rarp was replaced by bootp <text:span text:style-name="T3">and dhcp, it is not used now. </text:span><text:span text:style-name="T4">Rarp needed a server on each network</text:span></text:p>
            <text:p text:style-name="P63">it is vunerable to ‘man in the middle’ attacks</text:p>
          </table:table-cell>
          <table:covered-table-cell/>
          <table:table-cell table:style-name="Table1.F2" office:value-type="string">
            <text:p text:style-name="P51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3">Notes:</text:p>
          </table:table-cell>
          <table:table-cell table:style-name="Table1.A2" table:number-columns-spanned="2" office:value-type="string">
            <text:p text:style-name="P43"/>
          </table:table-cell>
          <table:covered-table-cell/>
          <table:table-cell table:style-name="Table1.F2" office:value-type="string">
            <text:p text:style-name="P51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4"/>
          </table:table-cell>
          <table:table-cell table:style-name="Table1.A2" table:number-columns-spanned="2" office:value-type="string">
            <text:p text:style-name="P51"><text:s/></text:p>
          </table:table-cell>
          <table:covered-table-cell/>
          <table:table-cell table:style-name="Table1.F2" office:value-type="string">
            <text:p text:style-name="P51"/>
          </table:table-cell>
        </table:table-row>
        <table:table-row>
          <table:covered-table-cell table:style-name="Table1.A2"/>
          <table:table-cell table:style-name="Table1.A2" office:value-type="string">
            <text:p text:style-name="P39">tunnels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51"/>
          </table:table-cell>
        </table:table-row>
        <table:table-row>
          <table:covered-table-cell table:style-name="Table1.A2"/>
          <table:table-cell table:style-name="Table1.A2" office:value-type="string">
            <text:p text:style-name="P39">ppp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51"/>
          </table:table-cell>
        </table:table-row>
        <table:table-row>
          <table:covered-table-cell table:style-name="Table1.A2"/>
          <table:table-cell table:style-name="Table1.A2" office:value-type="string">
            <text:p text:style-name="P39">mac</text:p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51"/>
          </table:table-cell>
        </table:table-row>
        <table:table-row>
          <table:covered-table-cell table:style-name="Table1.A2"/>
          <table:table-cell table:style-name="Table1.A2" office:value-type="string">
            <text:p text:style-name="P39"/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/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/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51"/>
          </table:table-cell>
          <table:table-cell table:style-name="Table1.A2" table:number-columns-spanned="3" office:value-type="string">
            <text:p text:style-name="P51"/>
          </table:table-cell>
          <table:covered-table-cell/>
          <table:covered-table-cell/>
          <table:table-cell table:style-name="Table1.F2" office:value-type="string">
            <text:p text:style-name="P51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7T14:53:18.182000000</dc:date>
    <meta:editing-duration>P2DT5H18M16S</meta:editing-duration>
    <meta:editing-cycles>111</meta:editing-cycles>
    <meta:generator>LibreOffice/7.4.2.3$Windows_X86_64 LibreOffice_project/382eef1f22670f7f4118c8c2dd222ec7ad009daf</meta:generator>
    <meta:document-statistic meta:table-count="4" meta:image-count="0" meta:object-count="0" meta:page-count="1" meta:paragraph-count="167" meta:word-count="444" meta:character-count="3389" meta:non-whitespace-character-count="2869"/>
  </office:meta>
</office:document-meta>
</file>